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97800004EC5000016D58F025F640CCA5200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051cm"/>
    </style:style>
    <style:style style:name="pr2" style:family="presentation" style:parent-style-name="Default-subtitle">
      <style:graphic-properties draw:fill-color="#ffffff" draw:textarea-vertical-align="top" draw:auto-grow-height="true" fo:min-height="17.06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8.899cm" svg:height="2.051cm" svg:x="1.05cm" svg:y="1.057cm" presentation:class="title" presentation:user-transformed="true">
          <draw:text-box>
            <text:p><text:span text:style-name="T1">A Whole-Enterprise Architecture Framework: Overview</text:span></text:p>
          </draw:text-box>
        </draw:frame>
        <draw:frame presentation:style-name="pr2" draw:text-style-name="P3" draw:layer="layout" svg:width="18.899cm" svg:height="17.065cm" svg:x="1.05cm" svg:y="3.702cm" presentation:class="subtitle" presentation:user-transformed="true">
          <draw:text-box>
            <text:p text:style-name="P2"><text:span text:style-name="T2">An enterprise is a complex network of people, processes, and resources that change continuously. <text:s/>The capabilities required to understand, operate, and control an enterprise are a complex intersection of expertise domains. <text:s/>Enterprise architecture (EA) has arisen as a discipline to manage the complexity of representing an enterprise and its parts through well defined viewpoints covering stakeholder concerns. <text:s/>EA methods, artifacts, and domain specific reference architectures are being standardized, but there is no standard for a unified model </text:span><text:span text:style-name="T3">of</text:span><text:span text:style-name="T2"> the whole enterprise.</text:span></text:p>
            <text:p text:style-name="P2"><text:span text:style-name="T2"/></text:p>
            <text:p text:style-name="P2"><text:span text:style-name="T2">Even with a unified enterprise model, assurance in the face of complexity is a key concern for realizing business outcomes. <text:s/>Coverage and traceability of requirements have been identified as major challenges to providing assurance. <text:s/>Assurance methods and artifacts are being standardized, but there is no standard for an assurance ecosystem that covers assurance across an enterprise and supports traceability.</text:span></text:p>
            <text:p text:style-name="P2"><text:span text:style-name="T2"/></text:p>
            <text:p text:style-name="P2"><text:span text:style-name="T2">For any business entity of interest (SoI), requirement specification is the basis for defining assurance of SoI outcomes. <text:s/>A requirement specification is the bridge connecting business objectives to concrete instances. <text:s/>Requirement specification methods and artifacts are being standardized, but enforcing coverage and traceability is problematic without a common model of the enterprise.</text:span></text:p>
            <text:p text:style-name="P2"><text:span text:style-name="T2"/></text:p>
            <text:p text:style-name="P2"><text:span text:style-name="T2">A unified enterprise model is proposed within a framework (WEAF) providing assurance viewpoints while enforcing coverage and traceability through structured requirement specification. <text:s/></text:span></text:p>
            <text:p text:style-name="P2"><text:span text:style-name="T2"/></text:p>
            <text:p text:style-name="P2"><text:span text:style-name="T2">Enterprise dimensions are defined to provide coverage of “people, processes, technology” and lifecycle. <text:s/>Existing standards are aligned with the dimensions to support an enterprise’s business practices in a modular fashion. <text:s/>The dimensions are assembled into a coordinate system used to construct an enterprise model able to represent all business entities through their life history.</text:span></text:p>
            <text:p text:style-name="P2"><text:span text:style-name="T2"/></text:p>
            <text:p text:style-name="P2"><text:span text:style-name="T2">Representation viewpoints are derived via projections and restrictions of the dimensions. <text:s/>Projections along each dimension define canonical assurance viewpoints for the model: function governance, system management, and service realization. <text:s/>Business functions corresponding to the assurance viewpoints are used together with strategy to build an assurance ecosystem encompassing assurance concerns for any business entity.</text:span></text:p>
            <text:p text:style-name="P2"><text:span text:style-name="T2"/></text:p>
            <text:p text:style-name="P2"><text:span text:style-name="T2">The framework is completed with a requirement specification template and methodology. <text:s/>These capture SoI attributes and requirements, support coverage of strategic and stakeholder concerns, and enable ubiquitous traceability. <text:s/>From this common basis, automated exchange of requirements is possible.</text:span></text:p>
          </draw:text-box>
        </draw:frame>
        <draw:frame draw:style-name="gr1" draw:text-style-name="P4" draw:layer="layout" svg:width="19.051cm" svg:height="5.521cm" svg:x="1.007cm" svg:y="21.304cm">
          <draw:image xlink:href="Pictures/2000097800004EC5000016D58F025F640CCA520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0:40:31.330757077</meta:creation-date>
    <meta:generator>LibreOffice/5.2.0.4$Linux_X86_64 LibreOffice_project/066b007f5ebcc236395c7d282ba488bca6720265</meta:generator>
    <dc:date>2017-03-31T11:24:18.910133233</dc:date>
    <meta:editing-duration>P1DT1H26M2S</meta:editing-duration>
    <meta:editing-cycles>6</meta:editing-cycles>
    <meta:print-date>2017-03-25T15:48:04.207089760</meta:print-date>
    <meta:document-statistic meta:object-count="26"/>
  </office:meta>
</office:document-meta>
</file>